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4.8cm"/>
    </style:style>
    <style:style style:name="co7" style:family="table-column">
      <style:table-column-properties fo:break-before="auto" style:column-width="5.2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HSHV3/16-044-1.75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1.75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HSHV3/16-044-02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SHV3/16-044-03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SHV3/16-044-04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HSHV3/16-044-06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HSHV3/16-062-1.75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1.75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SHV3/16-062-02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HSHV3/16-062-02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HSHV3/16-062-03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HSHV3/16-062-04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SHV3/16-062-06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SHV3/16-076-1.75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.75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HSHV3/16-076-0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HSHV3/16-076-03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HSHV3/16-076-0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HSHV3/16-076-06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HSHV1/4-044-1.75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1.7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SHV1/4-044-02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HSHV1/4-044-03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HSHV1/4-044-04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HSHV1/4-044-06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SHV1/4-062-1.75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1.7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HSHV1/4-062-02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SHV1/4-062-02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2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SHV1/4-062-03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SHV1/4-062-03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SHV1/4-062-04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HSHV1/4-062-04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HSHV1/4-062-06-9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HSHV1/4-062-06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SHV1/4-076-1.75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.7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HSHV1/4-076-0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HSHV1/4-076-03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SHV1/4-076-0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SHV1/4-076-06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SHV3/8-044-1.75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1.75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SHV3/8-044-02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SHV3/8-044-03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HSHV3/8-044-04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HSHV3/8-044-06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SHV3/8-062-1.75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1.75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HSHV3/8-062-02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SHV3/8-062-03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HSHV3/8-062-04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SHV3/8-062-06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SHV3/8-076-1.75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.75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HSHV3/8-076-0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HSHV3/8-076-03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HSHV3/8-076-0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SHV3/8-076-06-18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76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HSHV3/8-076-06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SHV7/16-062-04</text:p>
          </table:table-cell>
          <table:table-cell office:value-type="string">
            <text:p><text:s text:c="22"/>0.062&amp;#733;</text:p>
          </table:table-cell>
          <table:table-cell office:value-type="string">
            <text:p><text:s text:c="22"/>4&amp;#733;</text:p>
          </table:table-cell>
          <table:table-cell office:value-type="string">
            <text:p><text:s text:c="22"/>0.187&amp;#733;</text:p>
          </table:table-cell>
          <table:table-cell office:value-type="string">
            <text:p><text:s text:c="22"/>1,000</text:p>
          </table:table-cell>
          <table:table-cell office:value-type="string">
            <text:p><text:s text:c="22"/>$90.00</text:p>
          </table:table-cell>
          <table:table-cell office:value-type="string">
            <text:p><text:s text:c="22"/>$78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8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8:29:44.43</meta:creation-date>
    <dc:date>2017-09-15T08:32:16.72</dc:date>
    <dc:creator>Liam </dc:creator>
    <meta:editing-duration>PT2M32S</meta:editing-duration>
    <meta:editing-cycles>1</meta:editing-cycles>
    <meta:document-statistic meta:table-count="3" meta:cell-count="364" meta:object-count="0"/>
    <meta:generator>OpenOffice/4.1.0$Win32 OpenOffice.org_project/410m18$Build-9764</meta:generator>
  </office:meta>
</office:document-meta>
</file>